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draw:fill="none" draw:textarea-vertical-align="middle"/>
    </style:style>
    <style:style style:name="gr2" style:family="graphic" style:parent-style-name="standard">
      <style:graphic-properties svg:stroke-color="#000000" draw:fill="none" draw:textarea-horizontal-align="justify" draw:textarea-vertical-align="top" draw:auto-grow-height="false" fo:min-height="0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="none" draw:textarea-vertical-align="middle"/>
    </style:style>
    <style:style style:name="gr5" style:family="graphic" style:parent-style-name="objectwithoutfill">
      <style:graphic-properties draw:stroke="dash" draw:stroke-dash="Ultrafine_20_Dashed" draw:marker-start="Symmetric_20_Arrow" draw:marker-start-width="0.3cm" draw:marker-end="Symmetric_20_Arrow" draw:marker-end-width="0.3cm" draw:fill="none" draw:textarea-vertical-align="middle"/>
    </style:style>
    <style:style style:name="gr6" style:family="graphic" style:parent-style-name="standard">
      <style:graphic-properties svg:stroke-color="#000000" draw:fill="solid" draw:fill-color="#dddddd" draw:textarea-vertical-align="middle"/>
    </style:style>
    <style:style style:name="gr7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Times New Roman'" style:font-style-name="Italic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10.668cm" svg:height="7.112cm" svg:x="5.429cm" svg:y="3.794cm">
          <text:p/>
        </draw:ellipse>
        <draw:custom-shape draw:style-name="gr2" draw:text-style-name="P2" draw:layer="layout" svg:width="6.223cm" svg:height="4.737cm" svg:x="6.445cm" svg:y="5.026cm">
          <text:p text:style-name="P2"><text:span text:style-name="T1">Situation Model</text:span></text:p>
          <draw:enhanced-geometry svg:viewBox="0 0 88 21600" draw:glue-points="44 ?f6 44 0 0 10800 44 21600 88 10800" draw:text-areas="0 ?f6 88 ?f3" draw:mirror-horizontal="false" draw:mirror-vertical="false" draw:type="can" draw:modifiers="3810.8821486455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xml:id="id1" draw:id="id1" draw:layer="layout" svg:width="2.286cm" svg:height="1.143cm" svg:x="6.561cm" svg:y="6.804cm">
          <text:p text:style-name="P2"><text:span text:style-name="T1">User Model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xml:id="id3" draw:id="id3" draw:layer="layout" svg:width="2.845cm" svg:height="1.143cm" svg:x="9.061cm" svg:y="6.804cm">
          <text:p text:style-name="P2"><text:span text:style-name="T1">Context 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xml:id="id6" draw:id="id6" draw:layer="layout" svg:width="2.921cm" svg:height="1.143cm" svg:x="7.961cm" svg:y="8.104cm">
          <text:p text:style-name="P2"><text:span text:style-name="T1">Resource 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1.897cm" svg:height="1.397cm" svg:x="12.927cm" svg:y="6.664cm">
          <text:p text:style-name="P2">Discourse</text:p>
          <text:p text:style-name="P2">Mode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1.897cm" svg:height="1.397cm" svg:x="12.927cm" svg:y="5.064cm">
          <text:p text:style-name="P2">Domain</text:p>
          <text:p text:style-name="P2">Mode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1.897cm" svg:height="1.397cm" svg:x="12.927cm" svg:y="8.164cm">
          <text:p text:style-name="P2">Task</text:p>
          <text:p text:style-name="P2">Mode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4" draw:text-style-name="P2" xml:id="id4" draw:id="id4" draw:layer="layout" svg:width="2.921cm" svg:height="0.965cm" svg:x="8.126cm" svg:y="11.141cm">
          <text:p text:style-name="P1"><text:span text:style-name="T2">System / Device</text:span></text:p>
        </draw:rect>
        <draw:rect draw:style-name="gr4" draw:text-style-name="P2" xml:id="id5" draw:id="id5" draw:layer="layout" svg:width="2.414cm" svg:height="0.965cm" svg:x="11.327cm" svg:y="11.141cm">
          <text:p text:style-name="P1"><text:span text:style-name="T2">Environment</text:span></text:p>
        </draw:rect>
        <draw:rect draw:style-name="gr4" draw:text-style-name="P2" draw:layer="layout" svg:width="2.007cm" svg:height="0.965cm" svg:x="14.028cm" svg:y="11.141cm">
          <text:p text:style-name="P1"><text:span text:style-name="T2">Rest of</text:span></text:p>
          <text:p text:style-name="P1"><text:span text:style-name="T2">the World</text:span></text:p>
        </draw:rect>
        <draw:rect draw:style-name="gr4" draw:text-style-name="P2" xml:id="id2" draw:id="id2" draw:layer="layout" svg:width="1.194cm" svg:height="0.965cm" svg:x="6.229cm" svg:y="11.142cm">
          <text:p text:style-name="P1"><text:span text:style-name="T2">User</text:span></text:p>
        </draw:rect>
        <draw:connector draw:style-name="gr5" draw:text-style-name="P1" draw:layer="layout" draw:type="curve" svg:x1="7.704cm" svg:y1="7.947cm" svg:x2="6.826cm" svg:y2="11.142cm" draw:start-shape="id1" draw:start-glue-point="7" draw:end-shape="id2" draw:end-glue-point="0" svg:d="M7704 7947c0 2397-878 800-878 3195">
          <text:p/>
        </draw:connector>
        <draw:connector draw:style-name="gr5" draw:text-style-name="P1" draw:layer="layout" draw:type="curve" draw:line-skew="-0.307cm 0.696cm" svg:x1="11.906cm" svg:y1="7.376cm" svg:x2="9.586cm" svg:y2="11.141cm" draw:start-shape="id3" draw:start-glue-point="8" draw:end-shape="id4" draw:end-glue-point="0" svg:d="M11906 7376c291 0 243 1432-410 2036s-1910 378-1910 1729">
          <text:p/>
        </draw:connector>
        <draw:connector draw:style-name="gr5" draw:text-style-name="P1" draw:layer="layout" draw:type="curve" svg:x1="11.906cm" svg:y1="7.376cm" svg:x2="12.534cm" svg:y2="11.141cm" draw:start-shape="id3" draw:start-glue-point="8" draw:end-shape="id5" draw:end-glue-point="0" svg:d="M11906 7376c419 0 628 1255 628 3765">
          <text:p/>
        </draw:connector>
        <draw:connector draw:style-name="gr5" draw:text-style-name="P1" draw:layer="layout" draw:type="curve" svg:x1="9.422cm" svg:y1="9.247cm" svg:x2="6.826cm" svg:y2="11.142cm" draw:start-shape="id6" draw:start-glue-point="7" draw:end-shape="id2" draw:end-glue-point="0" svg:d="M9422 9247c0 1422-2596 475-2596 1895">
          <text:p/>
        </draw:connector>
        <draw:connector draw:style-name="gr5" draw:text-style-name="P1" draw:layer="layout" draw:type="curve" svg:x1="9.422cm" svg:y1="9.247cm" svg:x2="9.586cm" svg:y2="11.141cm" draw:start-shape="id6" draw:start-glue-point="7" draw:end-shape="id4" draw:end-glue-point="0" svg:d="M9422 9247c0 1420 164 474 164 1894">
          <text:p/>
        </draw:connector>
        <draw:rect draw:style-name="gr4" draw:text-style-name="P4" xml:id="id7" draw:id="id7" draw:layer="layout" svg:width="6.858cm" svg:height="0.762cm" svg:x="8.801cm" svg:y="12.938cm">
          <text:p text:style-name="P3"><text:span text:style-name="T2">1. Explicit user interaction with system</text:span></text:p>
        </draw:rect>
        <draw:rect draw:style-name="gr4" draw:text-style-name="P4" xml:id="id8" draw:id="id8" draw:layer="layout" svg:width="6.858cm" svg:height="0.762cm" svg:x="8.801cm" svg:y="13.838cm">
          <text:p text:style-name="P3"><text:span text:style-name="T2">2. Implicit user interaction with system</text:span></text:p>
        </draw:rect>
        <draw:rect draw:style-name="gr4" draw:text-style-name="P4" xml:id="id9" draw:id="id9" draw:layer="layout" svg:width="6.858cm" svg:height="0.762cm" svg:x="8.801cm" svg:y="14.738cm">
          <text:p text:style-name="P3"><text:span text:style-name="T2">3. Indirect user interaction with context</text:span></text:p>
        </draw:rect>
        <draw:connector draw:style-name="gr5" draw:text-style-name="P1" draw:layer="layout" draw:type="curve" svg:x1="6.826cm" svg:y1="12.107cm" svg:x2="8.801cm" svg:y2="13.319cm" draw:start-shape="id2" draw:start-glue-point="2" draw:end-shape="id7" draw:end-glue-point="3" svg:d="M6826 12107c0 808 658 1212 1975 1212">
          <text:p/>
        </draw:connector>
        <draw:connector draw:style-name="gr5" draw:text-style-name="P1" draw:layer="layout" draw:type="curve" svg:x1="8.801cm" svg:y1="13.319cm" svg:x2="8.126cm" svg:y2="11.623cm" draw:start-shape="id7" draw:start-glue-point="3" draw:end-shape="id4" svg:d="M8801 13319c-1764 0-1426-1696-675-1696">
          <text:p/>
        </draw:connector>
        <draw:connector draw:style-name="gr5" draw:text-style-name="P1" draw:layer="layout" draw:type="curve" svg:x1="8.801cm" svg:y1="14.219cm" svg:x2="6.826cm" svg:y2="12.107cm" draw:start-shape="id8" draw:start-glue-point="3" draw:end-shape="id2" draw:end-glue-point="2" svg:d="M8801 14219c-1317 0-1975-704-1975-2112">
          <text:p/>
        </draw:connector>
        <draw:connector draw:style-name="gr5" draw:text-style-name="P1" draw:layer="layout" draw:type="curve" draw:line-skew="0cm -0.729cm" svg:x1="8.801cm" svg:y1="14.219cm" svg:x2="9.586cm" svg:y2="12.106cm" draw:start-shape="id8" draw:start-glue-point="3" draw:end-shape="id4" draw:end-glue-point="2" svg:d="M8801 14219c-751 0-626-988-242-1465s1027-443 1027-648">
          <text:p/>
        </draw:connector>
        <draw:connector draw:style-name="gr5" draw:text-style-name="P1" draw:layer="layout" draw:type="curve" svg:x1="8.801cm" svg:y1="15.119cm" svg:x2="6.826cm" svg:y2="12.107cm" draw:start-shape="id9" draw:start-glue-point="3" draw:end-shape="id2" draw:end-glue-point="2" svg:d="M8801 15119c-1317 0-1975-1004-1975-3012">
          <text:p/>
        </draw:connector>
        <draw:connector draw:style-name="gr5" draw:text-style-name="P1" draw:layer="layout" draw:type="curve" draw:line-skew="0cm -1.075cm" svg:x1="15.659cm" svg:y1="15.119cm" svg:x2="12.534cm" svg:y2="12.106cm" draw:start-shape="id9" draw:start-glue-point="1" draw:end-shape="id5" draw:end-glue-point="2" svg:d="M15659 15119c751 0 626-1386-343-2049s-2782-603-2782-964">
          <text:p/>
        </draw:connector>
        <draw:rect draw:style-name="gr6" draw:text-style-name="P2" draw:layer="layout" svg:width="2.286cm" svg:height="1.016cm" svg:x="3.016cm" svg:y="6.715cm">
          <text:p text:style-name="P1"><text:span text:style-name="T2">Situation</text:span></text:p>
          <text:p text:style-name="P1"><text:span text:style-name="T2">Modeling</text:span></text:p>
        </draw:rect>
        <draw:rect draw:style-name="gr6" draw:text-style-name="P2" draw:layer="layout" svg:width="2.286cm" svg:height="1.016cm" svg:x="3.017cm" svg:y="11.115cm">
          <text:p text:style-name="P1"><text:span text:style-name="T2">Partitioning</text:span></text:p>
          <text:p text:style-name="P1"><text:span text:style-name="T2">of the World</text:span></text:p>
        </draw:rect>
        <draw:rect draw:style-name="gr6" draw:text-style-name="P2" draw:layer="layout" svg:width="2.286cm" svg:height="1.016cm" svg:x="3.017cm" svg:y="13.615cm">
          <text:p text:style-name="P1"><text:span text:style-name="T2">Situated</text:span></text:p>
          <text:p text:style-name="P1"><text:span text:style-name="T2">Interaction</text:span></text:p>
        </draw:rect>
        <draw:custom-shape draw:style-name="gr7" draw:text-style-name="P1" draw:layer="layout" svg:width="0.508cm" svg:height="0.635cm" svg:x="5.318cm" svg:y="6.8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0.508cm" svg:height="0.635cm" svg:x="5.319cm" svg:y="11.2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0.508cm" svg:height="0.635cm" svg:x="5.319cm" svg:y="13.7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05-23T17:31:43.29</meta:creation-date>
    <dc:date>2015-05-23T19:38:23.92</dc:date>
    <dc:creator>Loc Nguyen</dc:creator>
    <meta:editing-duration>PT40M58S</meta:editing-duration>
    <meta:editing-cycles>36</meta:editing-cycles>
    <meta:generator>OpenOffice/4.1.0$Win32 OpenOffice.org_project/410m18$Build-9764</meta:generator>
    <meta:document-statistic meta:object-count="32"/>
  </office:meta>
</office:document-meta>
</file>